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40" officeooo:paragraph-rsid="000be740"/>
    </style:style>
    <style:style style:name="P2" style:family="paragraph" style:parent-style-name="Standard">
      <style:text-properties officeooo:paragraph-rsid="000be740"/>
    </style:style>
    <style:style style:name="P3" style:family="paragraph" style:parent-style-name="Standard">
      <style:text-properties officeooo:rsid="000e5e9a" officeooo:paragraph-rsid="000e5e9a"/>
    </style:style>
    <style:style style:name="P4" style:family="paragraph" style:parent-style-name="Standard">
      <style:text-properties officeooo:rsid="0011547f" officeooo:paragraph-rsid="0011547f"/>
    </style:style>
    <style:style style:name="P5" style:family="paragraph" style:parent-style-name="Standard">
      <style:text-properties officeooo:rsid="00122ab1" officeooo:paragraph-rsid="00122ab1"/>
    </style:style>
    <style:style style:name="P6" style:family="paragraph" style:parent-style-name="Standard">
      <style:text-properties fo:font-size="14pt" fo:font-weight="normal" officeooo:rsid="00122ab1" officeooo:paragraph-rsid="00122ab1" style:font-size-asian="14pt" style:font-weight-asian="normal" style:font-size-complex="14pt" style:font-weight-complex="normal"/>
    </style:style>
    <style:style style:name="P7" style:family="paragraph" style:parent-style-name="Standard">
      <style:text-properties fo:font-size="14pt" officeooo:rsid="0011547f" officeooo:paragraph-rsid="0011547f" style:font-size-asian="14pt" style:font-size-complex="14pt"/>
    </style:style>
    <style:style style:name="P8" style:family="paragraph" style:parent-style-name="Standard">
      <style:text-properties fo:font-size="14pt" officeooo:rsid="0012a5d2" officeooo:paragraph-rsid="0012a5d2" style:font-size-asian="14pt" style:font-size-complex="14pt"/>
    </style:style>
    <style:style style:name="P9" style:family="paragraph" style:parent-style-name="Standard">
      <style:text-properties fo:font-size="14pt" officeooo:rsid="0014a0c9" officeooo:paragraph-rsid="0014a0c9" style:font-size-asian="14pt" style:font-size-complex="14pt"/>
    </style:style>
    <style:style style:name="P10" style:family="paragraph" style:parent-style-name="Standard">
      <style:text-properties fo:font-size="12pt" officeooo:rsid="0012a5d2" officeooo:paragraph-rsid="0012a5d2" style:font-size-asian="10.5pt" style:font-size-complex="12pt"/>
    </style:style>
    <style:style style:name="P11" style:family="paragraph" style:parent-style-name="Standard">
      <style:paragraph-properties fo:margin-top="0cm" fo:margin-bottom="0cm" loext:contextual-spacing="false" fo:text-align="start" style:justify-single-word="false"/>
    </style:style>
    <style:style style:name="P12" style:family="paragraph" style:parent-style-name="Standard">
      <style:paragraph-properties fo:margin-top="0cm" fo:margin-bottom="0cm" loext:contextual-spacing="false" fo:text-align="start" style:justify-single-word="false"/>
      <style:text-properties style:use-window-font-color="true" style:font-name="Times New Roman" fo:font-size="12pt" fo:font-style="normal" fo:font-weight="normal" style:font-size-asian="12pt" style:font-style-asian="normal" style:font-weight-asian="normal"/>
    </style:style>
    <style:style style:name="P13" style:family="paragraph" style:parent-style-name="Standard">
      <style:paragraph-properties fo:margin-top="0cm" fo:margin-bottom="0cm" loext:contextual-spacing="false" fo:text-align="start" style:justify-single-word="false"/>
      <style:text-properties fo:color="#000000" style:font-name="Times New Roman" fo:font-size="12pt" fo:font-style="normal" fo:font-weight="normal" style:font-size-asian="12pt" style:font-style-asian="normal" style:font-weight-asian="normal"/>
    </style:style>
    <style:style style:name="P14" style:family="paragraph" style:parent-style-name="Standard">
      <style:paragraph-properties fo:margin-top="0cm" fo:margin-bottom="0cm" loext:contextual-spacing="false" fo:text-align="start" style:justify-single-word="false"/>
      <style:text-properties style:font-name="Times New Roman" fo:font-size="12pt" fo:font-style="normal" fo:font-weight="normal" style:font-size-asian="12pt" style:font-style-asian="normal" style:font-weight-asian="normal"/>
    </style:style>
    <style:style style:name="P15" style:family="paragraph" style:parent-style-name="Standard">
      <style:text-properties fo:font-size="14pt" officeooo:rsid="00156913" officeooo:paragraph-rsid="00156913" style:font-size-asian="14pt" style:font-size-complex="14pt"/>
    </style:style>
    <style:style style:name="T1" style:family="text">
      <style:text-properties officeooo:rsid="000be740"/>
    </style:style>
    <style:style style:name="T2" style:family="text">
      <style:text-properties officeooo:rsid="000e208e"/>
    </style:style>
    <style:style style:name="T3" style:family="text">
      <style:text-properties officeooo:rsid="00122ab1"/>
    </style:style>
    <style:style style:name="T4" style:family="text">
      <style:text-properties fo:font-weight="bold" style:font-weight-asian="bold" style:font-weight-complex="bold"/>
    </style:style>
    <style:style style:name="T5" style:family="text">
      <style:text-properties fo:font-weight="bold" officeooo:rsid="0012a5d2"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2a5d2" style:font-weight-asian="normal" style:font-weight-complex="normal"/>
    </style:style>
    <style:style style:name="T8" style:family="text">
      <style:text-properties officeooo:rsid="0012a5d2"/>
    </style:style>
    <style:style style:name="T9" style:family="text">
      <style:text-properties fo:color="#00cc00" style:font-name="Times New Roman" fo:font-size="16pt" fo:font-style="normal" fo:font-weight="bold" style:font-size-asian="16pt" style:font-style-asian="normal" style:font-weight-asian="bold"/>
    </style:style>
    <style:style style:name="T10" style:family="text">
      <style:text-properties fo:color="#00cc00" style:font-name="Times New Roman" fo:font-size="16pt" fo:font-weight="bold" style:font-size-asian="16pt" style:font-weight-asian="bold"/>
    </style:style>
    <style:style style:name="T11" style:family="text">
      <style:text-properties style:use-window-font-color="true" style:font-name="Times New Roman" fo:font-size="12pt" fo:font-style="normal" fo:font-weight="normal" style:font-size-asian="12pt" style:font-style-asian="normal" style:font-weight-asian="normal"/>
    </style:style>
    <style:style style:name="T12" style:family="text">
      <style:text-properties style:use-window-font-color="true" fo:font-size="12pt" fo:font-weight="normal" style:font-size-asian="12pt" style:font-weight-asian="normal"/>
    </style:style>
    <style:style style:name="T13" style:family="text">
      <style:text-properties fo:color="#000000" fo:font-size="12pt" fo:font-weight="normal" style:font-size-asian="12pt" style:font-weight-asian="normal"/>
    </style:style>
    <style:style style:name="T14" style:family="text">
      <style:text-properties fo:color="#000000" style:font-name="Times New Roman" fo:font-size="12pt" fo:font-style="normal" fo:font-weight="normal" style:font-size-asian="12pt" style:font-style-asian="normal" style:font-weight-asian="normal"/>
    </style:style>
    <style:style style:name="T15" style:family="text">
      <style:text-properties fo:color="#000000" style:font-name="Times New Roman" fo:font-size="12pt" fo:font-style="normal" fo:font-weight="normal" officeooo:rsid="0012a5d2" style:font-size-asian="12pt" style:font-style-asian="normal" style:font-weight-asian="normal"/>
    </style:style>
    <style:style style:name="T16" style:family="text">
      <style:text-properties fo:color="#000000" style:font-name="Times New Roman" fo:font-size="16pt" fo:font-style="normal" fo:font-weight="normal" style:font-size-asian="16pt" style:font-style-asian="normal" style:font-weight-asian="normal"/>
    </style:style>
    <style:style style:name="T17" style:family="text">
      <style:text-properties fo:color="#000000" fo:font-weight="normal" style:font-weight-asian="normal"/>
    </style:style>
    <style:style style:name="T18" style:family="text">
      <style:text-properties style:font-name="Times New Roman" fo:font-size="12pt" fo:font-style="normal" fo:font-weight="normal" style:font-size-asian="12pt" style:font-style-asian="normal" style:font-weight-asian="normal"/>
    </style:style>
    <style:style style:name="T19" style:family="text">
      <style:text-properties officeooo:rsid="0014a0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rimer en format lettre</text:p>
      <text:p text:style-name="P1"/>
      <text:p text:style-name="P1">en tete</text:p>
      <text:p text:style-name="P1">Quiec Florian adresse tel secteur professionnel objectif carriere <text:s text:c="3"/>page1</text:p>
      <text:p text:style-name="P1"/>
      <text:p text:style-name="P1"/>
      <text:p text:style-name="P1"/>
      <text:p text:style-name="P1">equivalence diplomes</text:p>
      <text:p text:style-name="P1">brevet</text:p>
      <text:p text:style-name="P2"><text:span text:style-name="T1">bac <text:s/></text:span><text:span text:style-name="Strong_20_Emphasis">diplôme d’études collégiales québécois</text:span> (DEC) <text:s/><text:span text:style-name="T2">high school diploma</text:span></text:p>
      <text:p text:style-name="P2"><text:span text:style-name="T1">licence </text:span><text:span text:style-name="Strong_20_Emphasis">baccalauréat canadien premier cycle (</text:span><text:span text:style-name="Strong_20_Emphasis"><text:span text:style-name="Emphasis">undergraduate</text:span></text:span><text:span text:style-name="Strong_20_Emphasis">)</text:span></text:p>
      <text:p text:style-name="P1"/>
      <text:p text:style-name="P1"/>
      <text:p text:style-name="P1">cv traduit en anglais</text:p>
      <text:p text:style-name="P1"/>
      <text:p text:style-name="P3">concours geoscience (inscription sur volontaria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Profil / objectif de carrière :</text:p>
      <text:p text:style-name="P4"/>
      <text:p text:style-name="P4">Issu d’une formation scientifique en biologie et adepte de l’apprentissage en autodidacte j’ai apprécié travailler dans différent domaine professionnel dont chacun m’a apporté ses connaissances et exigences propres. Intéressé par l’informatique depuis toujours j’ai <text:span text:style-name="T3">récemment</text:span> acquis certaines bases que j’espère pouvoir développer et mettre au services de votre entreprise.</text:p>
      <text:p text:style-name="P4"/>
      <text:p text:style-name="P8">Competences</text:p>
      <text:p text:style-name="P11"><text:span text:style-name="T9">■</text:span><text:span text:style-name="T10"> </text:span><text:span text:style-name="T9">Scolaires</text:span></text:p>
      <text:p text:style-name="P12">Veille technologique.</text:p>
      <text:p text:style-name="P11"/>
      <text:p text:style-name="P11"><text:span text:style-name="T11">Étude bibliographique, compilation de résultats </text:span><text:span text:style-name="T12">expérimentaux</text:span><text:span text:style-name="T13">.</text:span></text:p>
      <text:p text:style-name="P11"/>
      <text:p text:style-name="P11"><text:span text:style-name="T14">Analyse statistique (T-test, Anova), <text:s/></text:span><text:span text:style-name="T13">interprétation et représentation graphique des résultats.</text:span></text:p>
      <text:p text:style-name="P11"/>
      <text:p text:style-name="P13">Programmation R.</text:p>
      <text:p text:style-name="P11"/>
      <text:p text:style-name="P11"/>
      <text:p text:style-name="P11"><text:span text:style-name="T9">■</text:span><text:span text:style-name="T10"> </text:span><text:span text:style-name="T9">Autodidacte</text:span></text:p>
      <text:p text:style-name="P11"/>
      <text:p text:style-name="P11"><text:span text:style-name="T14">Installation et utilisation courante de systèmes </text:span><text:span text:style-name="T13">linux (Ubuntu, Slackware, Fedora) et unix (openBSD).</text:span></text:p>
      <text:p text:style-name="P11"/>
      <text:p text:style-name="P13">Base de programmation en Python et C.</text:p>
      <text:p text:style-name="P11"/>
      <text:p text:style-name="P11"><text:span text:style-name="T14">Notion dans l'utilisation D'Arduino </text:span><text:span text:style-name="T15">et electronique</text:span><text:span text:style-name="T14">.</text:span></text:p>
      <text:p text:style-name="P11"/>
      <text:p text:style-name="P11"/>
      <text:p text:style-name="P11"><text:span text:style-name="T9">■</text:span><text:span text:style-name="T10"> </text:span><text:span text:style-name="T9">Logiciels</text:span></text:p>
      <text:p text:style-name="P11"><text:span text:style-name="T16">Sig</text:span><text:span text:style-name="T17">:</text:span> <text:s/><text:tab/><text:tab/>Arcgis.</text:p>
      <text:p text:style-name="P11"><text:span text:style-name="T18">Statistique: </text:span><text:tab/>R,</text:p>
      <text:p text:style-name="P11"><text:span text:style-name="T18">CAO : </text:span><text:tab/><text:tab/>Rhino.</text:p>
      <text:p text:style-name="P11"/>
      <text:p text:style-name="P11"/>
      <text:p text:style-name="P11"><text:span text:style-name="T9">■</text:span><text:span text:style-name="T10"> </text:span><text:span text:style-name="T9">Linguistiques</text:span></text:p>
      <text:p text:style-name="P14">Anglais (courant, scientifique). </text:p>
      <text:p text:style-name="P14">Espagnol (scolaire).</text:p>
      <text:p text:style-name="P10"/>
      <text:p text:style-name="P8"/>
      <text:p text:style-name="P8">Experiences</text:p>
      <text:p text:style-name="P4"/>
      <text:p text:style-name="P6">Formation / etudes.(mise en page qui « masque » les dates<text:span text:style-name="T19">)</text:span></text:p>
      <text:p text:style-name="P5"/>
      <text:p text:style-name="P5"/>
      <text:p text:style-name="P5">2017 : équivalent <text:span text:style-name="T8">Premiere année de </text:span><text:span text:style-name="T5">Maitrise en oceanographie </text:span><text:span text:style-name="T7">(non acquis)</text:span></text:p>
      <text:p text:style-name="P5">2016 : équivalent <text:s/><text:span text:style-name="T4">B</text:span><text:span text:style-name="Strong_20_Emphasis"><text:span text:style-name="T4">acc</text:span></text:span><text:span text:style-name="Strong_20_Emphasis">alauréat canadien premier </text:span><text:span text:style-name="Strong_20_Emphasis"><text:span text:style-name="T6">cycle en biologie des organismes</text:span></text:span></text:p>
      <text:p text:style-name="P5">2010 : équivalent <text:span text:style-name="T4">Diplome d’etudes collegialle</text:span> (spécialité science, option Biologie)</text:p>
      <text:p text:style-name="P5"/>
      <text:p text:style-name="P5"/>
      <text:p text:style-name="P5"/>
      <text:p text:style-name="P5"><text:soft-page-break/></text:p>
      <text:p text:style-name="P9">Interet et rengagement social</text:p>
      <text:p text:style-name="P15">centre de soins service civique</text:p>
      <text:p text:style-name="P15">archeologi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3:33:33.566314210</meta:creation-date>
    <meta:generator>LibreOffice/6.2.5.2$Linux_X86_64 LibreOffice_project/20$Build-2</meta:generator>
    <dc:date>2019-12-03T14:46:45.707476900</dc:date>
    <meta:editing-duration>PT43M46S</meta:editing-duration>
    <meta:editing-cycles>7</meta:editing-cycles>
    <meta:document-statistic meta:table-count="0" meta:image-count="0" meta:object-count="0" meta:page-count="3" meta:paragraph-count="36" meta:word-count="218" meta:character-count="1657" meta:non-whitespace-character-count="1461"/>
  </office:meta>
</office:document-meta>
</file>